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automatic-styles/>
  <office:body>
    <office:spreadsheet>
      <table:table table:name="Sheet1">
        <table:table-row>
          <table:table-cell table:style-name="pd1" office:value-type="string" office:string-value="to_annotate">
            <text:p>to_annotate</text:p>
          </table:table-cell>
          <table:table-cell table:style-name="pd1" office:value-type="string" office:string-value="annotate">
            <text:p>annotate</text:p>
          </table:table-cell>
          <table:table-cell table:style-name="pd1" office:value-type="string" office:string-value="solution">
            <text:p>solution</text:p>
          </table:table-cell>
        </table:table-row>
        <table:table-row>
          <table:table-cell office:value-type="string" office:string-value="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office:string-value="Le XXXX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
            <text:p>Le XXXX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office:string-value="président">
            <text:p>président</text:p>
          </table:table-cell>
        </table:table-row>
        <table:table-row>
          <table:table-cell office:value-type="string" office:string-value="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XXXX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XXXX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département">
            <text:p>département</text:p>
          </table:table-cell>
        </table:table-row>
        <table:table-row>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XXXX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XXXX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créateurs">
            <text:p>créateurs</text:p>
          </table:table-cell>
        </table:table-row>
        <table:table-row>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XXXX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XXXX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office:string-value="humanité">
            <text:p>humanité</text:p>
          </table:table-cell>
        </table:table-row>
        <table:table-row>
          <table:table-cell office:value-type="string" office:string-value="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XXXX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XXXX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conférence">
            <text:p>conférence</text:p>
          </table:table-cell>
        </table:table-row>
        <table:table-row>
          <table:table-cell office:value-type="string" office:string-value="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XXXX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XXXX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progrès">
            <text:p>progrès</text:p>
          </table:table-cell>
        </table:table-row>
        <table:table-row>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quitté 18 secondes plus tard, près de la petite ville de Kybartai, selon un communiqué de l'XXXX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XXXX lituanienne. Deux chasseurs Eurofighter Typhoon espagnols effectuant une mission de police aérienne de l'Otan dans les pays baltes "ont été déployés" aussitôt dans la zone de l'incident.</text:p>
          </table:table-cell>
          <table:table-cell office:value-type="string" office:string-value="armée">
            <text:p>armée</text:p>
          </table:table-cell>
        </table:table-row>
        <table:table-row>
          <table:table-cell office:value-type="string" office:string-value="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office:string-value="Deux avions russes en provenance de la région russe de Kaliningrad, sur les rives de la Baltique, ont fait jeudi après-midi une brève XXXX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brève XXXX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office:string-value="incursion">
            <text:p>incursion</text:p>
          </table:table-cell>
        </table:table-row>
        <table:table-row>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XXXX,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XXXX,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office:string-value="cérémonie">
            <text:p>cérémonie</text:p>
          </table:table-cell>
        </table:table-row>
        <table:table-row>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XXXX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XXXX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suite">
            <text:p>suite</text:p>
          </table:table-cell>
        </table:table-row>
        <table:table-row>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XXXX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XXXX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office:string-value="séance">
            <text:p>séance</text:p>
          </table:table-cell>
        </table:table-row>
        <table:table-row>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XXXX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XXXX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tête">
            <text:p>tête</text:p>
          </table:table-cell>
        </table:table-row>
        <table:table-row>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XXXX.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XXXX.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office:string-value="veillée">
            <text:p>veillée</text:p>
          </table:table-cell>
        </table:table-row>
        <table:table-row>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Nouvelle démonstration de force de Pékin. La Chine a annoncé ce vendredi la mise en service de son troisième porte-avions, marquant un jalon crucial dans la XXXX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XXXX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modernisation">
            <text:p>modernisation</text:p>
          </table:table-cell>
        </table:table-row>
        <table:table-row>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XXXX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XXXX national de sécurité après ces survols de drones non identifiés en Belgique.</text:p>
          </table:table-cell>
          <table:table-cell office:value-type="string" office:string-value="conseil">
            <text:p>conseil</text:p>
          </table:table-cell>
        </table:table-row>
        <table:table-row>
          <table:table-cell office:value-type="string" office:string-value="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XXXX militaires les mieux gardés.Par rapport aux submersibles à propulsion diesel, les sous-marins à propulsion nucléaire peuvent rester immergés pendant des périodes beaucoup plus longues.">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XXXX militaires les mieux gardés.Par rapport aux submersibles à propulsion diesel, les sous-marins à propulsion nucléaire peuvent rester immergés pendant des périodes beaucoup plus longues.</text:p>
          </table:table-cell>
          <table:table-cell office:value-type="string" office:string-value="secrets">
            <text:p>secrets</text:p>
          </table:table-cell>
        </table:table-row>
        <table:table-row>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XXXX.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XXXX.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office:string-value="marque">
            <text:p>marque</text:p>
          </table:table-cell>
        </table:table-row>
        <table:table-row>
          <table:table-cell office:value-type="string" office:string-value="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office:string-value="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XXXX.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XXXX.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office:string-value="émissaires">
            <text:p>émissaires</text:p>
          </table:table-cell>
        </table:table-row>
        <table:table-row>
          <table:table-cell office:value-type="string" office:string-value="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XXXX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XXXX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sympathie">
            <text:p>sympathie</text:p>
          </table:table-cell>
        </table:table-row>
        <table:table-row>
          <table:table-cell office:value-type="string" office:string-value="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XXXX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XXXX en ont dévoré huit bardés d’échafaudages en bambou. L’utilisation de ce type de structure est critiquée pour son rôle accélérateur des flammes.</text:p>
          </table:table-cell>
          <table:table-cell office:value-type="string" office:string-value="flammes">
            <text:p>flammes</text:p>
          </table:table-cell>
        </table:table-row>
        <table:table-row>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Exit les engins chinois, Kiev en quête d’XXXX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
            <text:p>Exit les engins chinois, Kiev en quête d’XXXX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indépendance">
            <text:p>indépendance</text:p>
          </table:table-cell>
        </table:table-row>
        <table:table-row>
          <table:table-cell office:value-type="string" office:string-value="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XXXX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XXXX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île">
            <text:p>île</text:p>
          </table:table-cell>
        </table:table-row>
        <table:table-row>
          <table:table-cell office:value-type="string" office:string-value="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XXXX.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XXXX.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structure">
            <text:p>structure</text:p>
          </table:table-cell>
        </table:table-row>
        <table:table-row>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XXXX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XXXX le plus élégant que je connaisse, il a inspiré plusieurs de mes tenues et clairement inspiré celle-ci », a-t-il souligné, selon l’agence Press Association.</text:p>
          </table:table-cell>
          <table:table-cell office:value-type="string" office:string-value="homme">
            <text:p>homme</text:p>
          </table:table-cell>
        </table:table-row>
        <table:table-row>
          <table:table-cell office:value-type="string" office:string-value="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Le géant mondial du café Starbucks va céder, pour 4 milliards de dollars (3,47 milliards d’euros), 60 % du capital de sa filiale chinoise à la société d’investissement hongkongaise Boyu Capital, via la création d’une XXXX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Boyu Capital, via la création d’une XXXX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société">
            <text:p>société</text:p>
          </table:table-cell>
        </table:table-row>
        <table:table-row>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XXXX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XXXX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office:string-value="poussière">
            <text:p>poussière</text:p>
          </table:table-cell>
        </table:table-row>
        <table:table-row>
          <table:table-cell office:value-type="string" office:string-value="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Depuis 2023, la guerre au Soudan a fait des dizaines de milliers de morts, mis plus de 24 millions de personnes en insécurité alimentaire aiguë. Mais depuis le 26 octobre et la prise de la XXXX d’El-Fasher, grande XXXX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2023, la guerre au Soudan a fait des dizaines de milliers de morts, mis plus de 24 millions de personnes en insécurité alimentaire aiguë. Mais depuis le 26 octobre et la prise de la XXXX d’El-Fasher, grande XXXX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ville">
            <text:p>ville</text:p>
          </table:table-cell>
        </table:table-row>
        <table:table-row>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XXXX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XXXX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dégradations">
            <text:p>dégradations</text:p>
          </table:table-cell>
        </table:table-row>
        <table:table-row>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XXXX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XXXX d’ici à la fin de la législature, pour respecter les engagements budgétaires de la Belgique.</text:p>
          </table:table-cell>
          <table:table-cell office:value-type="string" office:string-value="économies">
            <text:p>économies</text:p>
          </table:table-cell>
        </table:table-row>
        <table:table-row>
          <table:table-cell office:value-type="string" office:string-value="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office:string-value="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XXXX, mais sans connaître ce qui se passait réellement à l’arrière, le conducteur, Andrew Johnson, a fait preuve d’un sang-froid immense et d’une vraie clairvoyance en déroutant le convoi composé de neuf voitures vers un quai.">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XXXX, mais sans connaître ce qui se passait réellement à l’arrière, le conducteur, Andrew Johnson, a fait preuve d’un sang-froid immense et d’une vraie clairvoyance en déroutant le convoi composé de neuf voitures vers un quai.</text:p>
          </table:table-cell>
          <table:table-cell office:value-type="string" office:string-value="alarme">
            <text:p>alarme</text:p>
          </table:table-cell>
        </table:table-row>
        <table:table-row>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XXXX,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XXXX,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mesure">
            <text:p>mesure</text:p>
          </table:table-cell>
        </table:table-row>
        <table:table-row>
          <table:table-cell office:value-type="string" office:string-value="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XXXX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XXXX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mort">
            <text:p>mort</text:p>
          </table:table-cell>
        </table:table-row>
        <table:table-row>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XXXX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XXXX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dizaines">
            <text:p>dizaines</text:p>
          </table:table-cell>
        </table:table-row>
        <table:table-row>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XXXX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XXXX raisonnables » pour empêcher les moins de 16 ans de créer des comptes et à désactiver ceux existants.</text:p>
          </table:table-cell>
          <table:table-cell office:value-type="string" office:string-value="mesures">
            <text:p>mesures</text:p>
          </table:table-cell>
        </table:table-row>
        <table:table-row>
          <table:table-cell office:value-type="string" office:string-value="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office:string-value="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XXXX.">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XXXX.</text:p>
          </table:table-cell>
          <table:table-cell office:value-type="string" office:string-value="complot">
            <text:p>complot</text:p>
          </table:table-cell>
        </table:table-row>
        <table:table-row>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XXXX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XXXX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parti">
            <text:p>parti</text:p>
          </table:table-cell>
        </table:table-row>
        <table:table-row>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XXXX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XXXX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office:string-value="fonctionnaires">
            <text:p>fonctionnaires</text:p>
          </table:table-cell>
        </table:table-row>
        <table:table-row>
          <table:table-cell office:value-type="string" office:string-value="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XXXX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XXXX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ministère">
            <text:p>ministère</text:p>
          </table:table-cell>
        </table:table-row>
        <table:table-row>
          <table:table-cell office:value-type="string" office:string-value="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office:string-value="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XXXX aux alentours de 7 heures (5 heures en France).">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XXXX aux alentours de 7 heures (5 heures en France).</text:p>
          </table:table-cell>
          <table:table-cell office:value-type="string" office:string-value="matin">
            <text:p>matin</text:p>
          </table:table-cell>
        </table:table-row>
        <table:table-row>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XXXX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XXXX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projet">
            <text:p>projet</text:p>
          </table:table-cell>
        </table:table-row>
        <table:table-row>
          <table:table-cell office:value-type="string" office:string-value="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office:string-value="Au moins 21 personnes sont mortes et 31 sont portées disparues dans l’ouest du Kenya après un XXXX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
            <text:p>Au moins 21 personnes sont mortes et 31 sont portées disparues dans l’ouest du Kenya après un XXXX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office:string-value="glissement">
            <text:p>glissement</text:p>
          </table:table-cell>
        </table:table-row>
        <table:table-row>
          <table:table-cell office:value-type="string" office:string-value="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office:string-value="Un jeune homme habillé en noir, brandissant un fusil. Non il ne s’agit pas d’un douteux costume d’Halloween, mais d’une photo accompagnant un XXXX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XXXX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Halloween, mais d’une photo accompagnant un XXXX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XXXX a été publié sur le profil Facebook de Silvio Hilic, surnommé « Silvio Silvietto », indique le journal italien Corriere della Sera. Les autorités le considèrent comme proche d’un clan italien mafieux.</text:p>
          </table:table-cell>
          <table:table-cell office:value-type="string" office:string-value="message">
            <text:p>message</text:p>
          </table:table-cell>
        </table:table-row>
        <table:table-row>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XXXX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
            <text:p>Le vaisseau spatial Shenzhou-21 avec trois astronautes à bord s’est arrimé à la station spatiale chinoise Tiangong moins de quatre heures après avoir été propulsé vendredi par la fusée Longue Marche-2F depuis un pas du nord-ouest du pays.L’XXXX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office:string-value="arrimage">
            <text:p>arrimage</text:p>
          </table:table-cell>
        </table:table-row>
        <table:table-row>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XXXX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XXXX supplémentaires sur les droits de douane.</text:p>
          </table:table-cell>
          <table:table-cell office:value-type="string" office:string-value="taxes">
            <text:p>taxes</text:p>
          </table:table-cell>
        </table:table-row>
        <table:table-row>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XXXX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XXXX de patrouille. Cette dernière a pu voir l’appareil mais n’a pas pu identifier son opérateur.</text:p>
          </table:table-cell>
          <table:table-cell office:value-type="string" office:string-value="voiture">
            <text:p>voiture</text:p>
          </table:table-cell>
        </table:table-row>
        <table:table-row>
          <table:table-cell office:value-type="string" office:string-value="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office:string-value="Un homme a été arrêté en Inde pour avoir suivi et touché de façon déplacée dans la rue deux joueuses de l’équipe australienne de cricket qui participent à la Coupe du XXXX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
            <text:p>Un homme a été arrêté en Inde pour avoir suivi et touché de façon déplacée dans la rue deux joueuses de l’équipe australienne de cricket qui participent à la Coupe du XXXX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office:string-value="monde">
            <text:p>monde</text:p>
          </table:table-cell>
        </table:table-row>
        <table:table-row>
          <table:table-cell office:value-type="string" office:string-value="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office:string-value="Plus de 300 m de long, un poids estimé à quelque 110 000 tonnes et plusieurs milliers d’hommes à bord. Ce n’est pas un XXXX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
            <text:p>Plus de 300 m de long, un poids estimé à quelque 110 000 tonnes et plusieurs milliers d’hommes à bord. Ce n’est pas un XXXX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office:string-value="navire">
            <text:p>navire</text:p>
          </table:table-cell>
        </table:table-row>
        <table:table-row>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XXXX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XXXX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office:string-value="sondages">
            <text:p>sondages</text:p>
          </table:table-cell>
        </table:table-row>
        <table:table-row>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XXXX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XXXX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Collaborateur">
            <text:p>Collaborateur</text:p>
          </table:table-cell>
        </table:table-row>
        <table:table-row>
          <table:table-cell office:value-type="string" office:string-value="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La polémique enfle. Vingt-quatre XXXX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XXXX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heures">
            <text:p>heures</text:p>
          </table:table-cell>
        </table:table-row>
        <table:table-row>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XXXX, sur le périmètre de l’aire piétonne qui s’étend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XXXX, sur le périmètre de l’aire piétonne qui s’étend autour du Sacré-Cœur, sur une vingtaine d’artères.</text:p>
          </table:table-cell>
          <table:table-cell office:value-type="string" office:string-value="locaux">
            <text:p>locaux</text:p>
          </table:table-cell>
        </table:table-row>
        <table:table-row>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XXXX de Paris indiquent que le feu concerne des « installations précaires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XXXX de Paris indiquent que le feu concerne des « installations précaires », vraisemblablement un squat, sous le boulevard périphérique. D’après nos informations, il s’agirait d’un camp de migrants. </text:p>
          </table:table-cell>
          <table:table-cell office:value-type="string" office:string-value="pompiers">
            <text:p>pompiers</text:p>
          </table:table-cell>
        </table:table-row>
        <table:table-row>
          <table:table-cell office:value-type="string" office:string-value="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office:string-value="Ras-le-bol. C’est le sentiment qui domine chez les adhérents de l’Association culturelle franco-turque du Val-de-Marne (ACFT 94), rassemblés devant leur centre culturel et cultuel flambant neuf à Valenton, ce vendredi 7 novembre. Après des années d’embûches et de XXXX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flambant neuf à Valenton, ce vendredi 7 novembre. Après des années d’embûches et de XXXX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office:string-value="lutte">
            <text:p>lutte</text:p>
          </table:table-cell>
        </table:table-row>
        <table:table-row>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XXXX de l’Ourcq.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XXXX de l’Ourcq. » Aujourd’hui, les identifications deviennent rarissimes.</text:p>
          </table:table-cell>
          <table:table-cell office:value-type="string" office:string-value="canal">
            <text:p>canal</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Les chefs de juridiction du tribunal de Bobigny ainsi que la bâtonnière du XXXX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XXXX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barreau">
            <text:p>barreau</text:p>
          </table:table-cell>
        </table:table-row>
        <table:table-row>
          <table:table-cell office:value-type="string" office:string-value="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La révélation, par Libération et Mediapart, du contenu des échanges entre les gendarmes déployés le 25 mars 2023 lors de la manifestation contre le projet de mégabassine à Sainte-Soline (Deux-Sèvres) provoque une onde de XXXX.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25 mars 2023 lors de la manifestation contre le projet de mégabassine à Sainte-Soline (Deux-Sèvres) provoque une onde de XXXX.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choc">
            <text:p>choc</text:p>
          </table:table-cell>
        </table:table-row>
        <table:table-row>
          <table:table-cell office:value-type="string" office:string-value="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XXXX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XXXX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collections">
            <text:p>collections</text:p>
          </table:table-cell>
        </table:table-row>
        <table:table-row>
          <table:table-cell office:value-type="string" office:string-value="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Zone de turbulence signalée chez Ryanair. Une hôtesse de l’air basée à Charleroi, une ville belge de Wallonie, vient d’être licenciée pour avoir refusé de travailler pendant ses jours de XXXX,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XXXX.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XXXX,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XXXX.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congé">
            <text:p>congé</text:p>
          </table:table-cell>
        </table:table-row>
        <table:table-row>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XXXX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XXXX seulement à remporter les King Georges et les Champion Stakes au cours de la même année en Angleterre, Calandagan a confirmé qu’il était bel et bien le meilleur pur-sang du monde.</text:p>
          </table:table-cell>
          <table:table-cell office:value-type="string" office:string-value="cheval">
            <text:p>cheval</text:p>
          </table:table-cell>
        </table:table-row>
        <table:table-row>
          <table:table-cell office:value-type="string" office:string-value="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XXXX à Sofia d’une décoration à un ancien ambassadeur britannique en Libye.Les cinq infirmières bulgares avaient été condamnées à mort à plusieurs reprises en Libye, accusées d’avoir inoculé le virus du sida à 450 enfants dans ce pays. ">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XXXX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présidence">
            <text:p>présidence</text:p>
          </table:table-cell>
        </table:table-row>
        <table:table-row>
          <table:table-cell office:value-type="string" office:string-value="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XXXX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XXXX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enfonce">
            <text:p>enfonce</text:p>
          </table:table-cell>
        </table:table-row>
        <table:table-row>
          <table:table-cell office:value-type="string" office:string-value="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Quel que soit le sujet évoqué, Pascal Lelièvre n’élude rien et a le sens de la formule. Auteur d’une excellente année 2024 ponctuée par plus de 650 000 XXXX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XXXX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euros">
            <text:p>euros</text:p>
          </table:table-cell>
        </table:table-row>
        <table:table-row>
          <table:table-cell office:value-type="string" office:string-value="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Depuis le mois d’avril, les affaires d’agressions sexuelles se multiplient dans les écoles parisiennes. En l’espace de huit mois seulement, 13 personnes ont fait l’objet de signalements ou de XXXX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XXXX,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XXXX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XXXX, 10 d’entre elles travaillent dans des écoles maternelles. Une coïncidence ? Pas vraiment, confie un policier rompu à ce type d’enquêtes.</text:p>
          </table:table-cell>
          <table:table-cell office:value-type="string" office:string-value="plaintes">
            <text:p>plaintes</text:p>
          </table:table-cell>
        </table:table-row>
        <table:table-row>
          <table:table-cell office:value-type="string" office:string-value="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office:string-value="Jeudi, la Cour des comptes a présenté un rapport très critique sur la gestion du musée du Louvre entre 2018 et 2024, lui reprochant d’avoir négligé la sécurité au XXXX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
            <text:p>Jeudi, la Cour des comptes a présenté un rapport très critique sur la gestion du musée du Louvre entre 2018 et 2024, lui reprochant d’avoir négligé la sécurité au XXXX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office:string-value="profit">
            <text:p>profit</text:p>
          </table:table-cell>
        </table:table-row>
        <table:table-row>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Une Accor Arena comble plongée dans le noir, quand retentissent les premières notes de « Supernature » de Cerrone. Tour à tour, les dix reines entrent dans l’arène, une dernière XXXX.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XXXX.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fois">
            <text:p>fois</text:p>
          </table:table-cell>
        </table:table-row>
        <table:table-row>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XXXX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XXXX rouges, les buralistes, attendris, lui cèdent le jouet.</text:p>
          </table:table-cell>
          <table:table-cell office:value-type="string" office:string-value="pièces">
            <text:p>pièces</text:p>
          </table:table-cell>
        </table:table-row>
        <table:table-row>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text:p>
          </table:table-cell>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XXXX publié sur Facebook, la boutique n’a pas survécu aux bouleversements du secteur. La fermeture concerne à la fois le magasin physique et le site Internet.">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XXXX publié sur Facebook, la boutique n’a pas survécu aux bouleversements du secteur. La fermeture concerne à la fois le magasin physique et le site Internet.</text:p>
          </table:table-cell>
          <table:table-cell office:value-type="string" office:string-value="communiqué">
            <text:p>communiqué</text:p>
          </table:table-cell>
        </table:table-row>
        <table:table-row>
          <table:table-cell office:value-type="string" office:string-value="«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XXXX,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XXXX,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commerçants">
            <text:p>commerçants</text:p>
          </table:table-cell>
        </table:table-row>
        <table:table-row>
          <table:table-cell office:value-type="string" office:string-value="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office:string-value="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XXXX de l’été, grâce à ses nombreux contacts, Julien Navas a dispersé à Paris et aux quatre coins du globe 10 000 pièces de monnaie à son effigie, ornées de symboles à décrypter.">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XXXX de l’été, grâce à ses nombreux contacts, Julien Navas a dispersé à Paris et aux quatre coins du globe 10 000 pièces de monnaie à son effigie, ornées de symboles à décrypter.</text:p>
          </table:table-cell>
          <table:table-cell office:value-type="string" office:string-value="début">
            <text:p>début</text:p>
          </table:table-cell>
        </table:table-row>
        <table:table-row>
          <table:table-cell office:value-type="string" office:string-value="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office:string-value="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XXXX et des hommes qui sont parfaitement formés pour ça. »">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XXXX et des hommes qui sont parfaitement formés pour ça. »</text:p>
          </table:table-cell>
          <table:table-cell office:value-type="string" office:string-value="femmes">
            <text:p>femmes</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XXXX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XXXX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vétusté">
            <text:p>vétusté</text:p>
          </table:table-cell>
        </table:table-row>
        <table:table-row>
          <table:table-cell office:value-type="string" office:string-value="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Les quatre grands peupliers du XXXX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XXXX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XXXX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XXXX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square">
            <text:p>square</text:p>
          </table:table-cell>
        </table:table-row>
        <table:table-row>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XXXX,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XXXX,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chose">
            <text:p>chose</text:p>
          </table:table-cell>
        </table:table-row>
        <table:table-row>
          <table:table-cell office:value-type="string" office:string-value="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Le huis clos familial, à l’issue dramatique, s’est noué au sein d’un des ensembles de maisons mitoyennes de la rue des Plants-Bruns, à Cergy (Val-d’Oise), ce jeudi 6 novembre. Sans que les XXXX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XXXX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voisins">
            <text:p>voisins</text:p>
          </table:table-cell>
        </table:table-row>
        <table:table-row>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XXXX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XXXX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bus">
            <text:p>bus</text:p>
          </table:table-cell>
        </table:table-row>
        <table:table-row>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XXXX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XXXX Elias (le prénom a été modifié), 20 ans à l’époque.</text:p>
          </table:table-cell>
          <table:table-cell office:value-type="string" office:string-value="percuté">
            <text:p>percuté</text:p>
          </table:table-cell>
        </table:table-row>
        <table:table-row>
          <table:table-cell office:value-type="string" office:string-value="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office:string-value="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XXXX de Beauvais,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XXXX de Beauvais, c’est que les flammes ont rapidement pu être éteintes grâce aux voisins du couple, premières victimes du feu, qui habitent la partie avant de cet immeuble divisé en deux.</text:p>
          </table:table-cell>
          <table:table-cell office:value-type="string" office:string-value="tribunal">
            <text:p>tribunal</text:p>
          </table:table-cell>
        </table:table-row>
        <table:table-row>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XXXX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XXXX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office:string-value="finale">
            <text:p>finale</text:p>
          </table:table-cell>
        </table:table-row>
        <table:table-row>
          <table:table-cell office:value-type="string" office:string-value="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XXXX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XXXX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loisirs">
            <text:p>loisirs</text:p>
          </table:table-cell>
        </table:table-row>
        <table:table-row>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XXXX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XXXX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office:string-value="jours">
            <text:p>jours</text:p>
          </table:table-cell>
        </table:table-row>
        <table:table-row>
          <table:table-cell office:value-type="string" office:string-value="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Le pire a été évité, mais de justesse. Un enfant de 11 XXXX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XXXX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ans">
            <text:p>ans</text:p>
          </table:table-cell>
        </table:table-row>
        <table:table-row>
          <table:table-cell office:value-type="string" office:string-value="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Ces médicaments valent plus cher que l’or. Un homme et une XXXX,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XXXX,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femme">
            <text:p>femme</text:p>
          </table:table-cell>
        </table:table-row>
        <table:table-row>
          <table:table-cell office:value-type="string" office:string-value="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Quand on ose résumer devant lui les Lego à un simple XXXX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XXXX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simple XXXX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XXXX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jeu">
            <text:p>jeu</text:p>
          </table:table-cell>
        </table:table-row>
        <table:table-row>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XXXX déséquilibré et dépouillé le groupe Quinta Industries. » Filiale d’une holding dont Tarak ben Ammar était l’actionnaire, celui-ci a périclité au début des années 2000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XXXX déséquilibré et dépouillé le groupe Quinta Industries. » Filiale d’une holding dont Tarak ben Ammar était l’actionnaire, celui-ci a périclité au début des années 2000 quand s’est imposée la numérisation des films.</text:p>
          </table:table-cell>
          <table:table-cell office:value-type="string" office:string-value="réalité">
            <text:p>réalité</text:p>
          </table:table-cell>
        </table:table-row>
        <table:table-row>
          <table:table-cell office:value-type="string" office:string-value="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office:string-value="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XXXX est très restrictive et justifiée par des considérations d’ordre public.">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XXXX est très restrictive et justifiée par des considérations d’ordre public.</text:p>
          </table:table-cell>
          <table:table-cell office:value-type="string" office:string-value="casinos">
            <text:p>casinos</text:p>
          </table:table-cell>
        </table:table-row>
        <table:table-row>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 Ils ont brûlé votre maison, XXXX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XXXX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monsieur">
            <text:p>monsieur</text:p>
          </table:table-cell>
        </table:table-row>
        <table:table-row>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office:string-value="« Les premiers foyers doivent être raccordés dès le début de l’année 2026. » Bien que le derrick domine encore le XXXX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XXXX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office:string-value="paysage">
            <text:p>paysage</text:p>
          </table:table-cell>
        </table:table-row>
        <table:table-row>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XXXX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XXXX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champion">
            <text:p>champion</text:p>
          </table:table-cell>
        </table:table-row>
        <table:table-row>
          <table:table-cell office:value-type="string" office:string-value="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office:string-value="Gros incendie dans l’usine Panzani, à Gennevilliers (Hauts-de-Seine), ce mercredi soir. À cause d’un chariot élévateur, qui s’est embrasé en fin de journée. Il était environ 18 heures quand l’incendie s’est déclaré dans cet XXXX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text:p>Gros incendie dans l’usine Panzani, à Gennevilliers (Hauts-de-Seine), ce mercredi soir. À cause d’un chariot élévateur, qui s’est embrasé en fin de journée. Il était environ 18 heures quand l’incendie s’est déclaré dans cet XXXX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office:string-value="élévateur">
            <text:p>élévateur</text:p>
          </table:table-cell>
        </table:table-row>
        <table:table-row>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XXXX du feu ont œuvré pendant près de deux heures. Leur intervention s’est achevée vers 20 heures. Le feu a dégagé une épaisse fumée visible de loin.">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XXXX du feu ont œuvré pendant près de deux heures. Leur intervention s’est achevée vers 20 heures. Le feu a dégagé une épaisse fumée visible de loin.</text:p>
          </table:table-cell>
          <table:table-cell office:value-type="string" office:string-value="soldats">
            <text:p>soldats</text:p>
          </table:table-cell>
        </table:table-row>
        <table:table-row>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XXXX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XXXX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office:string-value="façade">
            <text:p>façade</text:p>
          </table:table-cell>
        </table:table-row>
        <table:table-row>
          <table:table-cell office:value-type="string" office:string-value="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XXXX à collectionner.">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XXXX à collectionner.</text:p>
          </table:table-cell>
          <table:table-cell office:value-type="string" office:string-value="figurines">
            <text:p>figurines</text:p>
          </table:table-cell>
        </table:table-row>
        <table:table-row>
          <table:table-cell office:value-type="string" office:string-value="«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office:string-value="«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XXXX mixte pouvant accueillir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XXXX mixte pouvant accueillir plusieurs « cellules » occupées par des artisans, des artistes, des associations…</text:p>
          </table:table-cell>
          <table:table-cell office:value-type="string" office:string-value="lieu">
            <text:p>lieu</text:p>
          </table:table-cell>
        </table:table-row>
        <table:table-row>
          <table:table-cell office:value-type="string" office:string-value="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Un mois après la découverte, le 22 septembre, de son corps décomposé, Mohand Alouache, mort dans l’isolement et le dénuement à Montrouge (Hauts-de-Seine), est toujours à l’institut médico-légal de Garches. Au XXXX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XXXX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parquet">
            <text:p>parquet</text:p>
          </table:table-cell>
        </table:table-row>
        <table:table-row>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XXXX derrière Rosette, font équipe avec Irène Jaubert.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XXXX derrière Rosette, font équipe avec Irène Jaubert. Elle aussi sommelière et meilleure apprentie de France 2019, elle a notamment travaillé chez Halo, un lieu hybride du Marais entre mode, design et gastronomie. </text:p>
          </table:table-cell>
          <table:table-cell office:value-type="string" office:string-value="cuisines">
            <text:p>cuisines</text:p>
          </table:table-cell>
        </table:table-row>
        <table:table-row>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XXXX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XXXX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procureur">
            <text:p>procureur</text:p>
          </table:table-cell>
        </table:table-row>
        <table:table-row>
          <table:table-cell office:value-type="string" office:string-value="«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 Nous sommes en train de stopper l’XXXX.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XXXX.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hémorragie">
            <text:p>hémorragie</text:p>
          </table:table-cell>
        </table:table-row>
        <table:table-row>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XXXX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XXXX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défi">
            <text:p>défi</text:p>
          </table:table-cell>
        </table:table-row>
      </table:table>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meta>
    <meta:generator>ODFPY/1.4.1</meta:generator>
  </office:meta>
</office:document-meta>
</file>